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a1da1"/>
    </style:style>
    <style:style style:name="P2" style:family="paragraph" style:parent-style-name="Standard">
      <style:text-properties officeooo:paragraph-rsid="000a1da1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0aa3ad" officeooo:paragraph-rsid="000aa3a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normal" officeooo:rsid="000aa3ad" officeooo:paragraph-rsid="000aa3ad" style:font-size-asian="14pt" style:font-weight-asian="normal" style:font-size-complex="16pt" style:font-weight-complex="normal"/>
    </style:style>
    <style:style style:name="P5" style:family="paragraph" style:parent-style-name="Standard">
      <style:text-properties officeooo:paragraph-rsid="000aa3ad"/>
    </style:style>
    <style:style style:name="P6" style:family="paragraph" style:parent-style-name="Standard" style:list-style-name="L2">
      <style:text-properties style:text-underline-style="none" officeooo:paragraph-rsid="000aa3ad"/>
    </style:style>
    <style:style style:name="P7" style:family="paragraph" style:parent-style-name="Standard" style:list-style-name="L2">
      <style:text-properties style:text-underline-style="none" officeooo:rsid="000aa3ad" officeooo:paragraph-rsid="000aa3ad"/>
    </style:style>
    <style:style style:name="P8" style:family="paragraph" style:parent-style-name="Standard" style:list-style-name="L2">
      <style:text-properties style:text-underline-style="none" officeooo:rsid="000acbfc" officeooo:paragraph-rsid="000acbfc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0aa3ad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bafb1" style:font-size-asian="14pt" style:font-weight-asian="normal" style:font-size-complex="16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uille émargement CDP /séquence</text:p>
      <text:p text:style-name="P3"/>
      <text:p text:style-name="P4">Création feuilles émargement</text:p>
      <text:p text:style-name="P4"/>
      <text:list xml:id="list1531965379" text:style-name="L2">
        <text:list-item>
          <text:p text:style-name="P6"><text:span text:style-name="T2">voir <text:s/></text:span><text:span text:style-name="T3">les </text:span><text:span text:style-name="T2">promotion</text:span><text:span text:style-name="T3">s ( une par une)</text:span></text:p>
        </text:list-item>
        <text:list-item>
          <text:p text:style-name="P8"><text:span text:style-name="T2">v</text:span><text:span text:style-name="T1">oir le formateur <text:s/></text:span><text:span text:style-name="T3">qui est là </text:span></text:p>
        </text:list-item>
        <text:list-item>
          <text:p text:style-name="P7"><text:span text:style-name="T1">voir planning de la promotion (emploi du temps)</text:span></text:p>
        </text:list-item>
        <text:list-item>
          <text:p text:style-name="P7"><text:span text:style-name="T1">voir qui sont les apprenants de cette promotion </text:span></text:p>
        </text:list-item>
        <text:list-item>
          <text:p text:style-name="P8"><text:span text:style-name="T1">noter les noms</text:span></text:p>
        </text:list-item>
        <text:list-item>
          <text:p text:style-name="P8"><text:span text:style-name="T1">faire feuilles émargements avec tous les noms</text:span></text:p>
        </text:list-item>
        <text:list-item>
          <text:p text:style-name="P8"><text:span text:style-name="T1">donner feuille émargement au formateur 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5:17:30.846860246</meta:creation-date>
    <dc:date>2020-07-23T15:25:45.724735117</dc:date>
    <meta:editing-duration>PT8M14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9" meta:word-count="58" meta:character-count="332" meta:non-whitespace-character-count="285"/>
  </office:meta>
</office:document-meta>
</file>